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622936914"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55027624"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3H10M12S</meta:editing-duration>
    <meta:editing-cycles>766</meta:editing-cycles>
    <meta:generator>LibreOffice/6.1.4.2$Linux_X86_64 LibreOffice_project/9d0f32d1f0b509096fd65e0d4bec26ddd1938fd3</meta:generator>
    <dc:date>2019-04-19T00:57:00.366136875</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Make last line use all width
		  	oTextCursor.ParaAdjust = 2
		  	oTextCursor.ParaLastLineAdjust = 2
		  EndIf		  
		  If (isLowerCase(character)) Then
		  	If firstLowercase Then
		  		oTextCursor.collapseToEnd()
			  	oTextCursor.setString("-")
			  	oTextCursor.collapseToEnd()
  			  	'Make last line use all width
  			  	oTextCursor.ParaAdjust = 2
  			  	oTextCursor.ParaLastLineAdjust = 2
 			  	oTextCursor.goRight(1,false)
  			  	oTextCursor.ParaFirstLineIndent = 0
		  	EndIf
		  End If
		  oFound = ThisComponent.findNext(oFound.End, oSearch)
	Loop

end Sub

Function isLowerCase(character)
	If (character = "") Then
			charNum = ASC(""+0)
		  Else
		  	charNum = ASC(character)
		  End If
  If ((charNum &gt; 1071 AND charNum &lt; 1104) Or (charNum &gt; 60 AND charNum &lt; 123)) Then
  	isLowerCase = true
  	Exit Function
  EndIf
  isLowerCase = false
End Function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HeadingsOutlineLevels?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sCmdID   = "vnd.sun.star.script:Publishing.Bookmarks.setFootnotesNumbering?language=Basic&amp;location=application"
  sCmdLable = "Испр.сносок"
  nCount = 1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